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loyee.getDepartm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Name( String ne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DepartmentId( int newDepartm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Id( int new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Employ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mploye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